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nsolas" svg:font-family="Consolas" style:font-adornments="Bold" style:font-family-generic="modern" style:font-pitch="fixed"/>
    <style:font-face style:name="DejaVu Sans Mono" svg:font-family="'DejaVu Sans Mono'" style:font-family-generic="modern" style:font-pitch="fixed"/>
    <style:font-face style:name="Georgia" svg:font-family="Georgia" style:font-adornments="fe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adornments="Bold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 Black"/>
    </style:style>
    <style:style style:name="P2" style:family="paragraph" style:parent-style-name="Table_20_Contents">
      <style:text-properties style:font-name="Arial Black" fo:font-weight="bold" style:font-weight-asian="bold" style:font-weight-complex="bold"/>
    </style:style>
    <style:style style:name="P3" style:family="paragraph" style:parent-style-name="Text_20_body">
      <style:text-properties style:font-name="Trebuchet MS" fo:font-size="40pt" style:font-size-asian="40pt" style:font-size-complex="40pt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 style:master-page-name="First_20_Page">
      <style:paragraph-properties style:page-number="auto"/>
    </style:style>
    <style:style style:name="P11" style:family="paragraph" style:parent-style-name="Text_20_body" style:list-style-name="L2">
      <style:paragraph-properties fo:margin-left="2.501cm" fo:margin-right="0cm" fo:text-indent="-1.011cm" style:auto-text-indent="false"/>
    </style:style>
    <style:style style:name="P12" style:family="paragraph" style:parent-style-name="Heading_20_1"/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format="I">
        <style:list-level-properties text:list-level-position-and-space-mode="label-alignment">
          <style:list-level-label-alignment text:label-followed-by="listtab" text:list-tab-stop-position="1.905cm" fo:text-indent="-1.011cm" fo:margin-left="1.9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54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style:num-format="I">
        <style:list-level-properties text:list-level-position-and-space-mode="label-alignment">
          <style:list-level-label-alignment text:label-followed-by="listtab" text:list-tab-stop-position="1.91cm" fo:text-indent="-1.011cm" fo:margin-left="1.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3"/>
      <text:p text:style-name="P3">DDS Music Archive System</text:p>
      <text:p text:style-name="Text_20_body"/>
      <text:p text:style-name="Text_20_body"/>
      <text:p text:style-name="Text_20_body"><text:s/></text:p>
      <text:p text:style-name="Text_20_body"/>
      <text:p text:style-name="Text_20_body"><text:s/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5">Rationale<text:tab/>2</text:p>
          <text:p text:style-name="P15">Theory of operation<text:tab/>2</text:p>
          <text:p text:style-name="P15">Technical considerations<text:tab/>3</text:p>
          <text:p text:style-name="P15">Structure<text:tab/>3</text:p>
          <text:p text:style-name="P13">Database<text:tab/>3</text:p>
          <text:p text:style-name="P13">File system<text:tab/>4</text:p>
          <text:p text:style-name="P15">Parts<text:tab/>5</text:p>
          <text:p text:style-name="P13">Client<text:tab/>5</text:p>
          <text:p text:style-name="P14">Archiver<text:tab/>5</text:p>
          <text:p text:style-name="P14">Player<text:tab/>5</text:p>
          <text:p text:style-name="P13">Server<text:tab/>5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P10"/>
      <text:h text:style-name="Heading_20_1" text:outline-level="1" text:is-list-header="true">Rationale</text:h>
      <text:p text:style-name="Text_20_body"/>
      <text:p text:style-name="Text_20_body">In the course of the last couple of years, it has become apparent that the individual stations that make up the Danish Student Radios (DDS) as well as the organisation as a whole can benefit from a system, which will make it easier to keep track of received music as well as share it between the stations to minimize duplication of effort.</text:p>
      <text:p text:style-name="Text_20_body">The system proposed in this document seeks to fulfill the following criteria:</text:p>
      <text:list xml:id="list41533704" text:style-name="L2">
        <text:list-item>
          <text:p text:style-name="P4">Provide a database for tracking music entries. The database must</text:p>
          <text:list>
            <text:list-item>
              <text:p text:style-name="P11">Be distributed</text:p>
            </text:list-item>
            <text:list-item>
              <text:p text:style-name="P11">Provide necessary information for KODA and GRAMEX reporting</text:p>
            </text:list-item>
            <text:list-item>
              <text:p text:style-name="P11">Show location of digitized music</text:p>
            </text:list-item>
          </text:list>
        </text:list-item>
        <text:list-item>
          <text:p text:style-name="P4">Store digitized music in a structured way</text:p>
        </text:list-item>
        <text:list-item>
          <text:p text:style-name="P4">Distribute digitized music between the stations</text:p>
        </text:list-item>
      </text:list>
      <text:p text:style-name="Text_20_body"/>
      <text:p text:style-name="Text_20_body">The implementation of the system has to be:</text:p>
      <text:list xml:id="list41702113" text:style-name="L3">
        <text:list-item>
          <text:p text:style-name="P5">Intuitive and easy to use with little or no training. In other words, the specifics need to be as invisible to the user as possible.</text:p>
        </text:list-item>
        <text:list-item>
          <text:p text:style-name="P5">Robust. Failures must be handled correctly.</text:p>
        </text:list-item>
        <text:list-item>
          <text:p text:style-name="P5">Easy to set up and maintain. The installation needs to be as straightforwards as possible to avoid confusion and undue workload for the local systems administrator.</text:p>
        </text:list-item>
      </text:list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Theory of operation</text:h>
      <text:p text:style-name="Text_20_body">The system will consist of three parts:</text:p>
      <text:list xml:id="list42456958" text:style-name="L5">
        <text:list-item>
          <text:p text:style-name="P6">Archiver client for adding music to the system</text:p>
        </text:list-item>
        <text:list-item>
          <text:p text:style-name="P6">Servers. These will store and distribute music and information</text:p>
        </text:list-item>
        <text:list-item>
          <text:p text:style-name="P6">Player. This will be used for searching for music and playing it.</text:p>
        </text:list-item>
      </text:list>
      <text:p text:style-name="Text_20_body"/>
      <text:p text:style-name="Text_20_body">The system will allow the following user scenario:</text:p>
      <text:list xml:id="list42498713" text:style-name="L6">
        <text:list-item>
          <text:p text:style-name="P7">The user provides a set of music files. These can be in MP3 of (preferably) FLAC format.</text:p>
        </text:list-item>
      </text:list>
      <text:p text:style-name="Text_20_body"><text:tab/>(optionally, the Archiver may be able to rip music cds)</text:p>
      <text:list xml:id="list42477177" text:style-name="L7">
        <text:list-item>
          <text:p text:style-name="P8">The archiver generates an XML file with the relevant information</text:p>
        </text:list-item>
        <text:list-item>
          <text:p text:style-name="P8">The XML file and music are uploaded to a staging area on the local radio server.</text:p>
        </text:list-item>
        <text:list-item>
          <text:p text:style-name="P8"><text:soft-page-break/>The server will then place the music files in its local storage, the data from the XML file in its database and then commit the XML file to a git repository. The server will then send out a mail to the other servers, which will synchronize their database from the repository and update their databases. They will then pull the music files from the initial server.</text:p>
        </text:list-item>
        <text:list-item>
          <text:p text:style-name="P8">When a station's system is updated with a particular album, hosts at this station will now be able to use the player to search the database and play the new music.</text:p>
        </text:list-item>
      </text:list>
      <text:p text:style-name="Text_20_body"/>
      <text:p text:style-name="P9">Why this approach?</text:p>
      <text:p text:style-name="Text_20_body">Distributing data is always tricky. By using XML files and placing these in a shared git repository, a lot of the headaches go away; git is decentralized and created for merging. This means that a master repository is unnecessary. Furthermore, this makes it possible for a crashed server to easily get up-to-date; it simply needs to pull a fresh copy of the repository from another server and then go through the xml files one by one, requesting files that it's missing.</text:p>
      <text:p text:style-name="Text_20_body"/>
      <text:h text:style-name="Heading_20_1" text:outline-level="1" text:is-list-header="true">Technical considerations</text:h>
      <text:p text:style-name="Text_20_body"/>
      <text:p text:style-name="Text_20_body">The system is expected to handle a large amount of music. The expected archive size will be on the order of <text:s/>20.000 albums, possibly 2-3 times as much.</text:p>
      <text:p text:style-name="Text_20_body"/>
      <text:p text:style-name="Text_20_body">A normal album encoded in FLAC format takes up ~150MB of space.</text:p>
      <text:p text:style-name="Text_20_body">For 20.000 albums, this gives a minimum required storage space of 2930MB or almost 3TB.</text:p>
      <text:p text:style-name="Text_20_body">It is advised to set up 500GB-1TB for the initial installation and then expand later as hard drives become cheaper.</text:p>
      <text:p text:style-name="Text_20_body">Local network connections should be fast, i.e. 100Mb – 1Gb. Link speed between the stations, however, is not a major issue. It is actually proposed that the links are throttled, so for instance only 1Mb/s is used for the transfers, freeing up the connections for other purposes. The throttling can be lifted in off-hours (2-4 a.m.) if needed. This should be enough to transfer the needed amount of data per day.</text:p>
      <text:p text:style-name="Text_20_body"/>
      <text:p text:style-name="Text_20_body">The network requirements for this project is a publically available SSH port for communication.</text:p>
      <text:p text:style-name="Text_20_body"/>
      <text:p text:style-name="Text_20_body"/>
      <text:p text:style-name="Text_20_body"/>
      <text:h text:style-name="Heading_20_1" text:outline-level="1" text:is-list-header="true">Structure</text:h>
      <text:p text:style-name="Text_20_body"/>
      <text:h text:style-name="Heading_20_2" text:outline-level="2">Database</text:h>
      <text:p text:style-name="Text_20_body"/>
      <text:p text:style-name="Text_20_body">The solution will be based on MySQL.</text:p>
      <text:p text:style-name="Text_20_body"><text:soft-page-break/>Note: all text will be stored in UTF8</text:p>
      <text:p text:style-name="Text_20_body">The following distributed tables need to be defined:</text:p>
      <text:p text:style-name="Text_20_body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2">song</text:p>
          </table:table-cell>
          <table:covered-table-cell/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B2" office:value-type="string">
            <text:p text:style-name="Table_20_Contents">UNSIGNED INT</text:p>
          </table:table-cell>
        </table:table-row>
        <table:table-row>
          <table:table-cell table:style-name="Table1.A2" office:value-type="string">
            <text:p text:style-name="Table_20_Contents">artist</text:p>
          </table:table-cell>
          <table:table-cell table:style-name="Table1.B2" office:value-type="string">
            <text:p text:style-name="Table_20_Contents">CHAR(255)</text:p>
          </table:table-cell>
        </table:table-row>
        <table:table-row>
          <table:table-cell table:style-name="Table1.A2" office:value-type="string">
            <text:p text:style-name="Table_20_Contents">title</text:p>
          </table:table-cell>
          <table:table-cell table:style-name="Table1.B2" office:value-type="string">
            <text:p text:style-name="Table_20_Contents">CHAR(255)</text:p>
          </table:table-cell>
        </table:table-row>
        <table:table-row>
          <table:table-cell table:style-name="Table1.A2" office:value-type="string">
            <text:p text:style-name="Table_20_Contents">album</text:p>
          </table:table-cell>
          <table:table-cell table:style-name="Table1.B2" office:value-type="string">
            <text:p text:style-name="Table_20_Contents">CHAR(255)</text:p>
          </table:table-cell>
        </table:table-row>
        <table:table-row>
          <table:table-cell table:style-name="Table1.A2" office:value-type="string">
            <text:p text:style-name="Table_20_Contents">year</text:p>
          </table:table-cell>
          <table:table-cell table:style-name="Table1.B2" office:value-type="string">
            <text:p text:style-name="Table_20_Contents">YEAR</text:p>
          </table:table-cell>
        </table:table-row>
        <table:table-row>
          <table:table-cell table:style-name="Table1.A2" office:value-type="string">
            <text:p text:style-name="Table_20_Contents">label</text:p>
          </table:table-cell>
          <table:table-cell table:style-name="Table1.B2" office:value-type="string">
            <text:p text:style-name="Table_20_Contents">CHAR(255)</text:p>
          </table:table-cell>
        </table:table-row>
        <table:table-row>
          <table:table-cell table:style-name="Table1.A2" office:value-type="string">
            <text:p text:style-name="Table_20_Contents">track</text:p>
          </table:table-cell>
          <table:table-cell table:style-name="Table1.B2" office:value-type="string">
            <text:p text:style-name="Table_20_Contents">TINYINT (some cds have hidden tracks @ -1)</text:p>
          </table:table-cell>
        </table:table-row>
        <table:table-row>
          <table:table-cell table:style-name="Table1.A2" office:value-type="string">
            <text:p text:style-name="Table_20_Contents">nation</text:p>
          </table:table-cell>
          <table:table-cell table:style-name="Table1.B2" office:value-type="string">
            <text:p text:style-name="Table_20_Contents">CHAR(30)</text:p>
          </table:table-cell>
        </table:table-row>
        <table:table-row>
          <table:table-cell table:style-name="Table1.A2" office:value-type="string">
            <text:p text:style-name="Table_20_Contents">length</text:p>
          </table:table-cell>
          <table:table-cell table:style-name="Table1.B2" office:value-type="string">
            <text:p text:style-name="Table_20_Contents">TIM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1">Label</text:p>
          </table:table-cell>
          <table:covered-table-cell/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B2" office:value-type="string">
            <text:p text:style-name="Table_20_Contents">CHAR(255)</text:p>
          </table:table-cell>
        </table:table-row>
        <table:table-row>
          <table:table-cell table:style-name="Table2.A2" office:value-type="string">
            <text:p text:style-name="Table_20_Contents">country</text:p>
          </table:table-cell>
          <table:table-cell table:style-name="Table2.B2" office:value-type="string">
            <text:p text:style-name="Table_20_Contents">CHAR(30)</text:p>
          </table:table-cell>
        </table:table-row>
        <table:table-row>
          <table:table-cell table:style-name="Table2.A2" office:value-type="string">
            <text:p text:style-name="Table_20_Contents">webpage</text:p>
          </table:table-cell>
          <table:table-cell table:style-name="Table2.B2" office:value-type="string">
            <text:p text:style-name="Table_20_Contents">CHAR(255)</text:p>
          </table:table-cell>
        </table:table-row>
        <table:table-row>
          <table:table-cell table:style-name="Table2.A2" office:value-type="string">
            <text:p text:style-name="Table_20_Contents">comment</text:p>
          </table:table-cell>
          <table:table-cell table:style-name="Table2.B2" office:value-type="string">
            <text:p text:style-name="Table_20_Contents">VARCHAR</text:p>
          </table:table-cell>
        </table:table-row>
      </table:table>
      <text:p text:style-name="Text_20_body"/>
      <text:p text:style-name="Text_20_body"/>
      <text:p text:style-name="Text_20_body"/>
      <text:p text:style-name="Text_20_body">Furthermore, each station can have a local table with directions to local media. </text:p>
      <text:p text:style-name="Text_20_body">TODO: specify a table for this</text:p>
      <text:h text:style-name="Heading_20_2" text:outline-level="2">File system</text:h>
      <text:p text:style-name="Text_20_body"/>
      <text:p text:style-name="Text_20_body">The following file structure is proposed:</text:p>
      <text:p text:style-name="Text_20_body">&lt;First letter of artist name&gt;/&lt;Artist name&gt;/&lt;album&gt;/&lt;track #&gt; - &lt;title&gt;.&lt;ext&gt;</text:p>
      <text:p text:style-name="Text_20_body"/>
      <text:p text:style-name="Text_20_body">The repository also needs some structure to avoid too many files in the root dir.</text:p>
      <text:p text:style-name="Text_20_body">The following structure is proposed:</text:p>
      <text:p text:style-name="Text_20_body">&lt;year&gt;/&lt;month&gt;/&lt;artist&gt;-&lt;album&gt;.xml</text:p>
      <text:p text:style-name="Text_20_body"/>
      <text:p text:style-name="Text_20_body"/>
      <text:p text:style-name="Text_20_body"/>
      <text:h text:style-name="Heading_20_1" text:outline-level="1" text:is-list-header="true"><text:soft-page-break/>Parts</text:h>
      <text:p text:style-name="Text_20_body"/>
      <text:h text:style-name="Heading_20_2" text:outline-level="2">Client</text:h>
      <text:p text:style-name="Text_20_body"/>
      <text:h text:style-name="Heading_20_3" text:outline-level="3">Archiver</text:h>
      <text:p text:style-name="Text_20_body">This is currently under development in C# using SharpDevelop. More about this later.</text:p>
      <text:h text:style-name="Heading_20_3" text:outline-level="3">Player</text:h>
      <text:p text:style-name="Text_20_body"/>
      <text:p text:style-name="Text_20_body">This is currently under development in C# using SharpDevelop. More about this later.</text:p>
      <text:p text:style-name="Text_20_body"/>
      <text:p text:style-name="Text_20_body"/>
      <text:h text:style-name="Heading_20_2" text:outline-level="2">Server</text:h>
      <text:p text:style-name="Text_20_body">The system has to be a Linux server. This can be run in a vmWare environment if necessary. A Debian-based distribution is assumed.</text:p>
      <text:p text:style-name="Text_20_body"/>
      <text:p text:style-name="Text_20_body">A series of configurations and scripts will enable the desired operation. More about this lat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nsolas" svg:font-family="Consolas" style:font-adornments="Bold" style:font-family-generic="modern" style:font-pitch="fixed"/>
    <style:font-face style:name="DejaVu Sans Mono" svg:font-family="'DejaVu Sans Mono'" style:font-family-generic="modern" style:font-pitch="fixed"/>
    <style:font-face style:name="Georgia" svg:font-family="Georgia" style:font-adornments="fe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adornments="Bold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0.018cm solid #000000" fo:border-bottom="0.018cm solid #000000" style:shadow="none" text:number-lines="false" text:line-number="0">
        <style:tab-stops/>
        <style:drop-cap/>
        <style:background-image/>
      </style:paragraph-properties>
      <style:text-properties fo:font-variant="small-caps" style:font-name="DejaVu Sans" fo:font-size="130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style:shadow="non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style:font-name="Consolas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Georgia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oels Jensen</meta:initial-creator>
    <meta:creation-date>2010-04-12T20:56:01.64</meta:creation-date>
    <dc:date>2010-04-12T23:05:56.48</dc:date>
    <dc:creator>Troels Jensen</dc:creator>
    <meta:editing-duration>PT01H22M58S</meta:editing-duration>
    <meta:editing-cycles>11</meta:editing-cycles>
    <meta:generator>OpenOffice.org/3.2$Win32 OpenOffice.org_project/320m12$Build-9483</meta:generator>
    <meta:document-statistic meta:table-count="2" meta:image-count="0" meta:object-count="0" meta:page-count="5" meta:paragraph-count="99" meta:word-count="857" meta:character-count="4973"/>
  </office:meta>
</office:document-meta>
</file>